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DefaultParameters.load( String file , HttpParams para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ttpClientDefaultParameters.HttpClientDefaul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